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20190516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@', 'M', 'U', 'F', 'T', 'I', '@', '@', '@', 'R', 'U', 'L', 'E', 'R', 'S']," calcext:value-type="string">
            <text:p>['@', 'M', 'U', 'F', 'T', 'I', '@', '@', '@', 'R', 'U', 'L', 'E', 'R', 'S'],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F', 'I', 'N', 'L', 'A', 'N', 'D', '@', 'G', 'O', 'N', 'E', 'O', 'U', 'T']," calcext:value-type="string">
            <text:p>['F', 'I', 'N', 'L', 'A', 'N', 'D', '@', 'G', 'O', 'N', 'E', 'O', 'U', 'T'],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I', 'T', 'W', 'A', 'S', 'S', 'O', '@', 'E', 'M', 'P', 'A', 'N', 'E', 'L']," calcext:value-type="string">
            <text:p>['I', 'T', 'W', 'A', 'S', 'S', 'O', '@', 'E', 'M', 'P', 'A', 'N', 'E', 'L'],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F', 'R', 'A', 'N', 'K', 'E', 'N', 'S', 'T', 'E', 'I', 'N', '@', '@', '@']," calcext:value-type="string">
            <text:p>['F', 'R', 'A', 'N', 'K', 'E', 'N', 'S', 'T', 'E', 'I', 'N', '@', '@', '@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E', 'A', 'R', '@', '@', 'T', 'H', 'E', 'M', 'O', 'N', 'S', 'T', 'E', 'R']," calcext:value-type="string">
            <text:p>['E', 'A', 'R', '@', '@', 'T', 'H', 'E', 'M', 'O', 'N', 'S', 'T', 'E', 'R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S', 'L', 'Y', 'L', 'Y', '@', 'O', 'E', 'O', '@', '@', '@', 'R', 'E', 'A']," calcext:value-type="string">
            <text:p>['S', 'L', 'Y', 'L', 'Y', '@', 'O', 'E', 'O', '@', '@', '@', 'R', 'E', 'A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@', '@', '@', 'S', 'U', 'R', '@', 'D', 'R', 'A', 'G', 'D', 'O', 'W', 'N']," calcext:value-type="string">
            <text:p>['@', '@', '@', 'S', 'U', 'R', '@', 'D', 'R', 'A', 'G', 'D', 'O', 'W', 'N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@', '@', 'M', 'A', 'R', 'Y', 'S', 'H', 'E', 'L', 'L', 'E', 'Y', '@', '@']," calcext:value-type="string">
            <text:p>['@', '@', 'M', 'A', 'R', 'Y', 'S', 'H', 'E', 'L', 'L', 'E', 'Y', '@', '@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S', 'P', 'I', 'T', 'T', 'A', 'K', 'E', '@', 'B', 'U', 'M', '@', '@', '@']," calcext:value-type="string">
            <text:p>['S', 'P', 'I', 'T', 'T', 'A', 'K', 'E', '@', 'B', 'U', 'M', '@', '@', '@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A', 'R', 'E', '@', '@', '@', 'Y', 'A', 'P', '@', 'T', 'O', 'W', 'I', 'T']," calcext:value-type="string">
            <text:p>['A', 'R', 'E', '@', '@', '@', 'Y', 'A', 'P', '@', 'T', 'O', 'W', 'I', 'T'],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G', 'E', 'N', 'E', 'W', 'I', 'L', 'D', 'E', 'R', '@', '@', 'O', 'N', 'A']," calcext:value-type="string">
            <text:p>['G', 'E', 'N', 'E', 'W', 'I', 'L', 'D', 'E', 'R', '@', '@', 'O', 'N', 'A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@', '@', '@', 'B', 'O', 'R', 'I', 'S', 'K', 'A', 'R', 'L', 'O', 'F', 'F']," calcext:value-type="string">
            <text:p>['@', '@', '@', 'B', 'O', 'R', 'I', 'S', 'K', 'A', 'R', 'L', 'O', 'F', 'F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S', 'O', 'L', 'O', 'M', 'O', 'N', '@', 'E', 'P', 'A', 'U', 'L', 'E', 'T']," calcext:value-type="string">
            <text:p>['S', 'O', 'L', 'O', 'M', 'O', 'N', '@', 'E', 'P', 'A', 'U', 'L', 'E', 'T']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O', 'N', 'E', 'L', 'A', 'N', 'E', '@', 'S', 'I', 'G', 'N', 'E', 'R', 'S']," calcext:value-type="string">
            <text:p>['O', 'N', 'E', 'L', 'A', 'N', 'E', '@', 'S', 'I', 'G', 'N', 'E', 'R', 'S']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B', 'O', 'T', 'A', 'N', 'Y', '@', '@', '@', 'D', 'E', 'A', 'N', 'S', '@']," calcext:value-type="string">
            <text:p>['B', 'O', 'T', 'A', 'N', 'Y', '@', '@', '@', 'D', 'E', 'A', 'N', 'S', '@'],</text:p>
          </table:table-cell>
        </table:table-row>
      </table:table>
      <table:table table:name="20190516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@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@', '1', '2', '3', '4', '5', '@', '@', '@', '6', '7', '8', '9', '10', '11']," calcext:value-type="string">
            <text:p>['@', '1', '2', '3', '4', '5', '@', '@', '@', '6', '7', '8', '9', '10', '11']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@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2', '', '', '', '', '', '13', '@', '14', '', '', '', '', '', '']," calcext:value-type="string">
            <text:p>['12', '', '', '', '', '', '13', '@', '14', '', '', '', '', '', '']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5', '', '', '', '', '', '', '@', '16', '', '', '', '', '', '']," calcext:value-type="string">
            <text:p>['15', '', '', '', '', '', '', '@', '16', '', '', '', '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17', '', '', '', '', '', '', '18', '', '', '', '', '@', '@', '@']," calcext:value-type="string">
            <text:p>['17', '', '', '', '', '', '', '18', '', '', '', '', '@', '@', '@']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19', '', '', '@', '@', '20', '', '', '', '', '', '', '21', '22', '23']," calcext:value-type="string">
            <text:p>['19', '', '', '@', '@', '20', '', '', '', '', '', '', '21', '22', '23']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@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4', '', '', '25', '26', '@', '27', '', '', '@', '@', '@', '28', '', '']," calcext:value-type="string">
            <text:p>['24', '', '', '25', '26', '@', '27', '', '', '@', '@', '@', '28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@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@', '@', '@', '29', '', '30', '@', '31', '', '32', '33', '34', '', '', '']," calcext:value-type="string">
            <text:p>['@', '@', '@', '29', '', '30', '@', '31', '', '32', '33', '34', '', '', '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6"/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@', '@', '35', '', '', '', '36', '', '', '', '', '', '', '@', '@']," calcext:value-type="string">
            <text:p>['@', '@', '35', '', '', '', '36', '', '', '', '', '', '', '@', '@']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37', '38', '', '', '', '', '', '', '@', '39', '', '', '@', '@', '@']," calcext:value-type="string">
            <text:p>['37', '38', '', '', '', '', '', '', '@', '39', '', '', '@', '@', '@']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3" office:value-type="string" calcext:value-type="string">
            <text:p>@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@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40', '', '', '@', '@', '@', '41', '', '42', '@', '43', '', '44', '45', '46']," calcext:value-type="string">
            <text:p>['40', '', '', '@', '@', '@', '41', '', '42', '@', '43', '', '44', '45', '46']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@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COM.MICROSOFT.CONCAT(&quot;['&quot;; [.A11]; &quot;', '&quot;; [.B11];  &quot;', '&quot;; [.C11];  &quot;', '&quot;;[.D11];  &quot;', '&quot;;[.D11];  &quot;', '&quot;;[.E11];  &quot;', '&quot;;[.F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47', '', '', '48', '48', '49', '50', '', '', '51', '@', '@', '52', '', '']," calcext:value-type="string">
            <text:p>['47', '', '', '48', '48', '49', '50', '', '', '51', '@', '@', '52', '', ''],</text:p>
          </table:table-cell>
        </table:table-row>
        <table:table-row table:style-name="ro1">
          <table:table-cell table:number-columns-repeated="3" office:value-type="string" calcext:value-type="string">
            <text:p>@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@', '@', '@', '53', '', '', '', '', '', '', '54', '55', '', '', '']," calcext:value-type="string">
            <text:p>['@', '@', '@', '53', '', '', '', '', '', '', '54', '55', '', '', '']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56', '57', '58', '', '', '', '', '@', '59', '', '', '', '', '', '']," calcext:value-type="string">
            <text:p>['56', '57', '58', '', '', '', '', '@', '59', '', '', '', '', '', '']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office:value-type="string" calcext:value-type="string">
            <text:p>@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0', '', '', '', '', '', '', '@', '61', '', '', '', '', '', '']," calcext:value-type="string">
            <text:p>['60', '', '', '', '', '', '', '@', '61', '', '', '', '', '', '']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number-columns-repeated="3" office:value-type="string" calcext:value-type="string">
            <text:p>@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@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2', '', '', '', '', '', '@', '@', '@', '63', '', '', '', '', '@']," calcext:value-type="string">
            <text:p>['62', '', '', '', '', '', '@', '@', '@', '63', '', '', '', '', '@'],</text:p>
          </table:table-cell>
        </table:table-row>
      </table:table>
      <table:table table:name="20190516A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ert in Islamic Law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Expert in Islamic Law&quot;," calcext:value-type="string">
            <text:p>1: "Expert in Islamic Law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assroom tools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6: &quot;Classroom tools&quot;," calcext:value-type="string">
            <text:p>6: "Classroom tools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tion partly in the Arctic Circle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2: &quot;Nation partly in the Arctic Circle&quot;," calcext:value-type="string">
            <text:p>12: "Nation partly in the Arctic Circle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ft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4: &quot;Left&quot;," calcext:value-type="string">
            <text:p>14: "Left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“I didn’t lie!”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5: &quot;“I didn’t lie!”&quot;," calcext:value-type="string">
            <text:p>15: "“I didn’t lie!”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elect, as a jury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6: &quot;Select, as a jury&quot;," calcext:value-type="string">
            <text:p>16: "Select, as a jury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assic 1818 Novel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7: &quot;Classic 1818 Novel&quot;," calcext:value-type="string">
            <text:p>17: "Classic 1818 Novel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toscope target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19: &quot;Otoscope target&quot;," calcext:value-type="string">
            <text:p>19: "Otoscope target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nnamed character in 17-across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0: &quot;Unnamed character in 17-across&quot;," calcext:value-type="string">
            <text:p>20: "Unnamed character in 17-across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n a calculating way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4: &quot;In a calculating way&quot;," calcext:value-type="string">
            <text:p>24: "In a calculating way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ntipoverty agcy.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7: &quot;Antipoverty agcy.&quot;," calcext:value-type="string">
            <text:p>27: "Antipoverty agcy.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ctor Stephen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8: &quot;Actor Stephen&quot;," calcext:value-type="string">
            <text:p>28: "Actor Stephen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efix with plus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9: &quot;Prefix with plus&quot;," calcext:value-type="string">
            <text:p>29: "Prefix with plus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educe in status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31: &quot;Reduce in status&quot;," calcext:value-type="string">
            <text:p>31: "Reduce in status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uthor of 17-across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5: &quot;Author of 17-across&quot;," calcext:value-type="string">
            <text:p>35: "Author of 17-across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lapstick reaction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7: &quot;Slapstick reaction&quot;," calcext:value-type="string">
            <text:p>37: "Slapstick reaction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orrow, but not really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9: &quot;Borrow, but not really&quot;," calcext:value-type="string">
            <text:p>39: "Borrow, but not really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“__ you serious?”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40: &quot;“__ you serious?”&quot;," calcext:value-type="string">
            <text:p>40: "“__ you serious?”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alk and talk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41: &quot;Talk and talk&quot;," calcext:value-type="string">
            <text:p>41: "Talk and talk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mely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43: &quot;Namely&quot;," calcext:value-type="string">
            <text:p>43: "Namely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974 portrayer of 17-across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7: &quot;1974 portrayer of 17-across&quot;," calcext:value-type="string">
            <text:p>47: "1974 portrayer of 17-across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“__ on a scale of 1 to 10...”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52: &quot;“__ on a scale of 1 to 10...”&quot;," calcext:value-type="string">
            <text:p>52: "“__ on a scale of 1 to 10...”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931 portrayer of 17-across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53: &quot;1931 portrayer of 17-across&quot;," calcext:value-type="string">
            <text:p>53: "1931 portrayer of 17-across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King in 1 Kings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56: &quot;King in 1 Kings&quot;," calcext:value-type="string">
            <text:p>56: "King in 1 Kings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houlder piece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59: &quot;Shoulder piece&quot;," calcext:value-type="string">
            <text:p>59: "Shoulder piece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Like some rural bridges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60: &quot;Like some rural bridges&quot;," calcext:value-type="string">
            <text:p>60: "Like some rural bridges",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July 4<text:span text:style-name="T1">th</text:span> 1776 notables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61: &quot;July 4th 1776 notables&quot;," calcext:value-type="string">
            <text:p>61: "July 4th 1776 notables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reen field?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62: &quot;Green field?&quot;," calcext:value-type="string">
            <text:p>62: "Green field?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ampus figures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63: &quot;Campus figures&quot;," calcext:value-type="string">
            <text:p>63: "Campus figures",</text:p>
          </table:table-cell>
        </table:table-row>
      </table:table>
      <table:table table:name="20190516D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ind of heart valve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Kind of heart valve&quot;," calcext:value-type="string">
            <text:p>1: "Kind of heart valve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asily led astray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Easily led astray&quot;," calcext:value-type="string">
            <text:p>2: "Easily led astray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ich dessert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Rich dessert&quot;," calcext:value-type="string">
            <text:p>3: "Rich dessert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mething to do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Something to do&quot;," calcext:value-type="string">
            <text:p>4: "Something to do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p box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Map box&quot;," calcext:value-type="string">
            <text:p>5: "Map box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“Did my heart love till now?” speaker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“Did my heart love till now?” speaker&quot;," calcext:value-type="string">
            <text:p>6: "“Did my heart love till now?” speaker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tach, as a dress pattern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Detach, as a dress pattern&quot;," calcext:value-type="string">
            <text:p>7: "Detach, as a dress pattern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sn’t straight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Isn’t straight&quot;," calcext:value-type="string">
            <text:p>8: "Isn’t straight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ig stretch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Big stretch&quot;," calcext:value-type="string">
            <text:p>9: "Big stretch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eply regret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Deeply regret&quot;," calcext:value-type="string">
            <text:p>10: "Deeply regret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. town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Mo. town&quot;," calcext:value-type="string">
            <text:p>11: "Mo. town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igh winds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High winds&quot;," calcext:value-type="string">
            <text:p>12: "High winds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nolulu-born singer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Honolulu-born singer&quot;," calcext:value-type="string">
            <text:p>13: "Honolulu-born singer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o back for a second helping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4: &quot;Go back for a second helping&quot;," calcext:value-type="string">
            <text:p>14: "Go back for a second helping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 dandelion’s are called blowballs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18: &quot;A dandelion’s are called blowballs&quot;," calcext:value-type="string">
            <text:p>18: "A dandelion’s are called blowballs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ox NFL analyst Aikman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1: &quot;Fox NFL analyst Aikman&quot;," calcext:value-type="string">
            <text:p>21: "Fox NFL analyst Aikman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“Ick!”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2: &quot;“Ick!”&quot;," calcext:value-type="string">
            <text:p>22: "“Ick!”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led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3: &quot;Fled&quot;," calcext:value-type="string">
            <text:p>23: "Fled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uture JD’s Exam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25: &quot;Future JD’s Exam&quot;," calcext:value-type="string">
            <text:p>25: "Future JD’s Exam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ngolian Tent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26: &quot;Mongolian Tent&quot;," calcext:value-type="string">
            <text:p>26: "Mongolian Tent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haggy rug from 12-across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0: &quot;Shaggy rug from 12-across&quot;," calcext:value-type="string">
            <text:p>30: "Shaggy rug from 12-across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osovo neighbor: abbr.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2: &quot;Kosovo neighbor: abbr.&quot;," calcext:value-type="string">
            <text:p>32: "Kosovo neighbor: abbr.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urfeit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3: &quot;Surfeit&quot;," calcext:value-type="string">
            <text:p>33: "Surfeit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ow-to presentation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4: &quot;How-to presentation&quot;," calcext:value-type="string">
            <text:p>34: "How-to presentation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aring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35: &quot;Bearing&quot;," calcext:value-type="string">
            <text:p>35: "Bearing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ominent New York City feature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36: &quot;Prominent New York City feature&quot;," calcext:value-type="string">
            <text:p>36: "Prominent New York City feature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ive a little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37: &quot;Give a little&quot;," calcext:value-type="string">
            <text:p>37: "Give a little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ot post-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38: &quot;Not post-&quot;," calcext:value-type="string">
            <text:p>38: "Not post-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hort dogs, for short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2: &quot;Short dogs, for short&quot;," calcext:value-type="string">
            <text:p>42: "Short dogs, for short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ike some scarves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4: &quot;Like some scarves&quot;," calcext:value-type="string">
            <text:p>44: "Like some scarves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Works out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45: &quot;Works out&quot;," calcext:value-type="string">
            <text:p>45: "Works out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ast family to keep a White House cow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46: &quot;Last family to keep a White House cow&quot;," calcext:value-type="string">
            <text:p>46: "Last family to keep a White House cow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angerous virus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48: &quot;Dangerous virus&quot;," calcext:value-type="string">
            <text:p>48: "Dangerous virus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ennon love song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49: &quot;Lennon love song&quot;," calcext:value-type="string">
            <text:p>49: "Lennon love song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wist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0: &quot;Twist&quot;," calcext:value-type="string">
            <text:p>50: "Twist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leet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1: &quot;Fleet&quot;," calcext:value-type="string">
            <text:p>51: "Fleet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eated state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54: &quot;Heated state&quot;," calcext:value-type="string">
            <text:p>54: "Heated state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arge green moth</text:p>
          </table:table-cell>
          <table:table-cell table:number-columns-repeated="2"/>
          <table:table-cell table:formula="of:=COM.MICROSOFT.CONCAT([.A38]; &quot;: &quot;&quot;&quot;; [.B38]; &quot;&quot;&quot;,&quot;)" office:value-type="string" office:string-value="55: &quot;Large green moth&quot;," calcext:value-type="string">
            <text:p>55: "Large green moth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ne may be choked back</text:p>
          </table:table-cell>
          <table:table-cell table:number-columns-repeated="2"/>
          <table:table-cell table:formula="of:=COM.MICROSOFT.CONCAT([.A39]; &quot;: &quot;&quot;&quot;; [.B39]; &quot;&quot;&quot;,&quot;)" office:value-type="string" office:string-value="56: &quot;One may be choked back&quot;," calcext:value-type="string">
            <text:p>56: "One may be choked back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edicatee of 49-down</text:p>
          </table:table-cell>
          <table:table-cell table:number-columns-repeated="2"/>
          <table:table-cell table:formula="of:=COM.MICROSOFT.CONCAT([.A40]; &quot;: &quot;&quot;&quot;; [.B40]; &quot;&quot;&quot;,&quot;)" office:value-type="string" office:string-value="57: &quot;Dedicatee of 49-down&quot;," calcext:value-type="string">
            <text:p>57: "Dedicatee of 49-down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__ alone: not to mention</text:p>
          </table:table-cell>
          <table:table-cell table:number-columns-repeated="2"/>
          <table:table-cell table:formula="of:=COM.MICROSOFT.CONCAT([.A41]; &quot;: &quot;&quot;&quot;; [.B41]; &quot;&quot;&quot;,&quot;)" office:value-type="string" office:string-value="58: &quot;__ alone: not to mention&quot;," calcext:value-type="string">
            <text:p>58: "__ alone: not to mention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5-29T11:25:45.071230764</dc:date>
    <meta:editing-duration>PT41M34S</meta:editing-duration>
    <meta:editing-cycles>5</meta:editing-cycles>
    <meta:generator>LibreOffice/6.0.7.3$Linux_X86_64 LibreOffice_project/00m0$Build-3</meta:generator>
    <meta:document-statistic meta:table-count="4" meta:cell-count="570" meta:object-count="0"/>
  </office:meta>
</office:document-meta>
</file>